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the underworld are we supposed to
proceed 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is that prototype drug you swallowed still
working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
good for 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
far from decided if we fight with all our
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
exactly 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